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Text_20_body" style:list-style-name="L4">
      <style:paragraph-properties fo:margin-top="0cm" fo:margin-bottom="0cm"/>
    </style:style>
    <style:style style:name="P8" style:family="paragraph" style:parent-style-name="Standard">
      <style:paragraph-properties fo:margin-top="0cm" fo:margin-bottom="0.499cm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style:writing-mode="lr-tb"/>
    </style:style>
    <style:style style:name="P11" style:family="paragraph" style:parent-style-name="Preformatted_20_Text">
      <style:paragraph-properties fo:margin-top="0cm" fo:margin-bottom="0.499cm" style:writing-mode="lr-tb"/>
    </style:style>
    <style:style style:name="P12" style:family="paragraph" style:parent-style-name="Preformatted_20_Text" style:list-style-name="L2">
      <style:paragraph-properties fo:margin-top="0cm" fo:margin-bottom="0.499cm"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pm install npm run dev node app.js 가 무엇인지 설명해줘</text:p>
      <text:h text:style-name="Heading_20_6" text:outline-level="6">ChatGPT의 말:</text:h>
      <text:p text:style-name="Text_20_body"><draw:frame draw:style-name="fr1" draw:name="그림1" text:anchor-type="as-char" svg:width="2.117cm" svg:height="2.117cm" draw:z-index="0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<text:span text:style-name="Source_20_Text">npm install</text:span>, <text:span text:style-name="Source_20_Text">npm run dev</text:span>, <text:span text:style-name="Source_20_Text">node app.js</text:span>는 모두 JavaScript와 Node.js 환경에서 자주 사용되는 명령어입니다. 각각의 역할을 설명해 드리겠습니다.</text:p>
      <text:h text:style-name="Heading_20_3" text:outline-level="3">1. <text:span text:style-name="Strong_20_Emphasis"><text:span text:style-name="Source_20_Text">npm install</text:span></text:span></text:h>
      <text:list xml:id="list1420895721639523427" text:style-name="L1">
        <text:list-item>
          <text:p text:style-name="P5"><text:span text:style-name="Strong_20_Emphasis">설명</text:span>: <text:span text:style-name="Source_20_Text">npm install</text:span>은 **Node Package Manager(NPM)**을 사용하여 프로젝트에 필요한 의존성(dependencies)을 설치하는 명령어입니다.</text:p>
        </text:list-item>
        <text:list-item>
          <text:p text:style-name="P5"><text:span text:style-name="Strong_20_Emphasis">사용 예</text:span>: 대부분의 Node.js 프로젝트에는 <text:span text:style-name="Source_20_Text">package.json</text:span> 파일이 있는데, 이 파일에는 프로젝트가 필요로 하는 라이브러리 및 패키지가 나열되어 있습니다. <text:span text:style-name="Source_20_Text">npm install</text:span>을 실행하면 이 파일에 명시된 모든 패키지가 자동으로 설치됩니다.</text:p>
        </text:list-item>
        <text:list-item>
          <text:p text:style-name="P5"><text:span text:style-name="Strong_20_Emphasis">작동 방식</text:span>:</text:p>
          <text:list>
            <text:list-item>
              <text:p text:style-name="P1"><text:span text:style-name="Source_20_Text">package.json</text:span> 파일에서 정의된 패키지 목록을 확인한 후, <text:span text:style-name="Source_20_Text">node_modules</text:span> 폴더에 필요한 패키지를 설치합니다.</text:p>
            </text:list-item>
          </text:list>
        </text:list-item>
      </text:list>
      <text:p text:style-name="Preformatted_20_Text">bash</text:p>
      <text:p text:style-name="Preformatted_20_Text">코드 복사</text:p>
      <text:p text:style-name="P11"><text:span text:style-name="Source_20_Text">npm install</text:span></text:p>
      <text:h text:style-name="Heading_20_3" text:outline-level="3">2. <text:span text:style-name="Strong_20_Emphasis"><text:span text:style-name="Source_20_Text">npm run dev</text:span></text:span></text:h>
      <text:list xml:id="list3420979597457111430" text:style-name="L2">
        <text:list-item>
          <text:p text:style-name="P2"><text:span text:style-name="Strong_20_Emphasis">설명</text:span>: <text:span text:style-name="Source_20_Text">npm run dev</text:span>는 NPM 스크립트를 실행하는 명령어입니다. <text:span text:style-name="Source_20_Text">dev</text:span>는 보통 개발 모드에서 애플리케이션을 실행하기 위해 정의된 스크립트입니다.</text:p>
        </text:list-item>
        <text:list-item>
          <text:p text:style-name="P2"><text:span text:style-name="Strong_20_Emphasis">사용 예</text:span>: <text:span text:style-name="Source_20_Text">package.json</text:span> 파일의 <text:span text:style-name="Source_20_Text">"scripts"</text:span> 섹션에서 <text:span text:style-name="Source_20_Text">dev</text:span>라는 스크립트가 정의되어 있을 때 사용됩니다. 예를 들어:</text:p>
          <text:p text:style-name="P9">json</text:p>
          <text:p text:style-name="P9">코드 복사</text:p>
          <text:p text:style-name="P10"><text:span text:style-name="Source_20_Text">"scripts": {</text:span></text:p>
          <text:p text:style-name="P10"><text:span text:style-name="Source_20_Text"><text:s text:c="2"/>"dev": "nodemon app.js"</text:span></text:p>
          <text:p text:style-name="P12"><text:span text:style-name="Source_20_Text">}</text:span></text:p>
          <text:p text:style-name="P2">이 경우, <text:span text:style-name="Source_20_Text">npm run dev</text:span>를 실행하면 <text:span text:style-name="Source_20_Text">nodemon app.js</text:span>가 실행되어 애플리케이션이 개발 모드에서 실행됩니다.</text:p>
        </text:list-item>
        <text:list-item>
          <text:p text:style-name="P2"><text:span text:style-name="Strong_20_Emphasis">주요 목적</text:span>:</text:p>
          <text:list>
            <text:list-item>
              <text:p text:style-name="P2">개발 중에 편리하게 사용할 수 있는 명령어로, 자동 리로딩 등 개발자 편의 기능을 포함할 수 있습니다.</text:p>
            </text:list-item>
          </text:list>
        </text:list-item>
      </text:list>
      <text:p text:style-name="Preformatted_20_Text">bash</text:p>
      <text:p text:style-name="Preformatted_20_Text">코드 복사</text:p>
      <text:p text:style-name="P11"><text:span text:style-name="Source_20_Text">npm run dev</text:span></text:p>
      <text:h text:style-name="Heading_20_3" text:outline-level="3"><text:soft-page-break/>3. <text:span text:style-name="Strong_20_Emphasis"><text:span text:style-name="Source_20_Text">node app.js</text:span></text:span></text:h>
      <text:list xml:id="list1851545827298823289" text:style-name="L3">
        <text:list-item>
          <text:p text:style-name="P6"><text:span text:style-name="Strong_20_Emphasis">설명</text:span>: <text:span text:style-name="Source_20_Text">node app.js</text:span>는 <text:span text:style-name="Strong_20_Emphasis">Node.js</text:span>를 사용하여 <text:span text:style-name="Source_20_Text">app.js</text:span>라는 JavaScript 파일을 실행하는 명령어입니다.</text:p>
        </text:list-item>
        <text:list-item>
          <text:p text:style-name="P6"><text:span text:style-name="Strong_20_Emphasis">사용 예</text:span>: <text:span text:style-name="Source_20_Text">app.js</text:span> 파일이 서버 또는 애플리케이션의 진입점(entry point)이라면, 이 명령어로 서버를 실행하거나 프로그램을 시작할 수 있습니다.</text:p>
        </text:list-item>
        <text:list-item>
          <text:p text:style-name="P6"><text:span text:style-name="Strong_20_Emphasis">작동 방식</text:span>:</text:p>
          <text:list>
            <text:list-item>
              <text:p text:style-name="P3">Node.js 런타임이 <text:span text:style-name="Source_20_Text">app.js</text:span> 파일을 실행하며, 이 파일 안에는 서버를 시작하거나 특정 기능을 수행하는 코드가 포함되어 있을 수 있습니다.</text:p>
            </text:list-item>
          </text:list>
        </text:list-item>
      </text:list>
      <text:p text:style-name="Preformatted_20_Text">bash</text:p>
      <text:p text:style-name="Preformatted_20_Text">코드 복사</text:p>
      <text:p text:style-name="P11"><text:span text:style-name="Source_20_Text">node app.js</text:span></text:p>
      <text:p text:style-name="Horizontal_20_Line"/>
      <text:h text:style-name="Heading_20_3" text:outline-level="3"><text:span text:style-name="Strong_20_Emphasis">요약</text:span></text:h>
      <text:list xml:id="list7754640406401127145" text:style-name="L4">
        <text:list-item>
          <text:p text:style-name="P7"><text:span text:style-name="Source_20_Text">npm install</text:span>: 프로젝트의 필요한 패키지를 설치합니다.</text:p>
        </text:list-item>
        <text:list-item>
          <text:p text:style-name="P7"><text:span text:style-name="Source_20_Text">npm run dev</text:span>: 개발 모드로 애플리케이션을 실행합니다 (주로 <text:span text:style-name="Source_20_Text">package.json</text:span>에 정의된 스크립트).</text:p>
        </text:list-item>
        <text:list-item>
          <text:p text:style-name="P4"><text:span text:style-name="Source_20_Text">node app.js</text:span>: Node.js를 통해 <text:span text:style-name="Source_20_Text">app.js</text:span> 파일을 실행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9T14:44:07.26</meta:creation-date>
    <meta:document-statistic meta:table-count="0" meta:image-count="1" meta:object-count="0" meta:page-count="2" meta:paragraph-count="38" meta:word-count="691" meta:character-count="1305"/>
    <dc:date>2024-09-09T14:44:19.86</dc:date>
    <meta:editing-duration>PT12S</meta:editing-duration>
    <meta:editing-cycles>1</meta:editing-cycles>
    <meta:generator>OpenOffice/4.1.15$Win32 OpenOffice.org_project/4115m2$Build-9813</meta:generator>
  </office:meta>
</office:document-meta>
</file>